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Normal" style:family="paragraph">
      <style:paragraph-properties fo:margin-left="1in">
        <style:tab-stops/>
      </style:paragraph-properties>
    </style:style>
    <style:style style:name="P5" style:parent-style-name="Normal" style:family="paragraph">
      <style:paragraph-properties fo:margin-left="0.5in" fo:text-indent="0.5in">
        <style:tab-stops/>
      </style:paragraph-properties>
    </style:style>
    <style:style style:name="P6" style:parent-style-name="Normal" style:family="paragraph">
      <style:paragraph-properties fo:margin-left="0.5in" fo:text-indent="0.5in">
        <style:tab-stops/>
      </style:paragraph-properties>
    </style:style>
    <style:style style:name="P7" style:parent-style-name="ListParagraph" style:list-style-name="LFO1" style:family="paragraph"/>
    <style:style style:name="P8" style:parent-style-name="ListParagraph" style:list-style-name="LFO1" style:family="paragraph"/>
  </office:automatic-styles>
  <office:body>
    <office:text text:use-soft-page-breaks="true">
      <text:p text:style-name="P1">The format for room files is as follows:</text:p>
      <text:list text:style-name="LFO1" text:continue-numbering="true">
        <text:list-item>
          <text:p text:style-name="P2">The file extension of a “room file” shall be “.rfl”.</text:p>
        </text:list-item>
        <text:list-item>
          <text:p text:style-name="P3">The first line of a “room file” should consist of the horizontal width of the room, in<text:s/>“tiles”, followed by the vertical height of the room, in “tiles”, followed by a string of flags indicating the type of room. The flags are as follows:</text:p>
        </text:list-item>
      </text:list>
      <text:p text:style-name="P4">- - no flags</text:p>
      <text:p text:style-name="P5">s - room is<text:s/>potential spawnpoint</text:p>
      <text:p text:style-name="P6">c – room is corridor</text:p>
      <text:list text:style-name="LFO1" text:continue-numbering="true">
        <text:list-item>
          <text:p text:style-name="P7">Each of the following lines should consist of object codes representing the objects for<text:s/>that horizontal row, one code per “tile”. There should be a space between subsequent object codes on the same line. The object codes are defined in “ObjectCodes”.</text:p>
        </text:list-item>
        <text:list-item>
          <text:p text:style-name="P8">The file should end with a newlin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ael</meta:initial-creator>
    <dc:creator>Michael Shuen</dc:creator>
    <meta:creation-date>2016-03-10T23:17:00Z</meta:creation-date>
    <dc:date>2016-03-15T17:18:00Z</dc:date>
    <meta:template xlink:href="Normal" xlink:type="simple"/>
    <meta:editing-cycles>13</meta:editing-cycles>
    <meta:editing-duration>PT1320S</meta:editing-duration>
    <meta:document-statistic meta:page-count="1" meta:paragraph-count="1" meta:word-count="102" meta:character-count="685" meta:row-count="4" meta:non-whitespace-character-count="584"/>
  </office:meta>
</office:document-meta>
</file>